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NetRouter</text:p>
      <text:p text:style-name="P1">Switcher Panel Control Protocol</text:p>
      <text:p text:style-name="P2"/>
      <text:p text:style-name="P12">OVERVIEW</text:p>
      <text:p text:style-name="P3">F</text:p>
      <text:p text:style-name="P3">Audio source to destination mappings for the LPNetRouter LP application can be controlled by means of this protocol. <text:s/>Commands to the application are passed by means of a TCP SOCK_STREAM connection</text:p>
      <text:p text:style-name="P3">to TCP port 50317 on the host server.</text:p>
      <text:p text:style-name="P3"/>
      <text:p text:style-name="P3">Commands have the following general syntax:</text:p>
      <text:p text:style-name="P3"/>
      <text:p text:style-name="P3"><text:tab/>&lt;cmd-code&gt; [&lt;arg&gt;] [...]!</text:p>
      <text:p text:style-name="P4">where:</text:p>
      <text:p text:style-name="P5"><text:tab/>&lt;cmd-code&gt;<text:tab/>A two letter command code, describing the generic action to be performed</text:p>
      <text:p text:style-name="P3"/>
      <text:p text:style-name="P3"><text:span text:style-name="T1"><text:tab/></text:span> &lt;arg&gt;<text:tab/><text:tab/>Zero or more arguments, delimited by spaces or, if the last argument, by !</text:p>
      <text:p text:style-name="P3"><text:tab/><text:tab/><text:tab/>(see below).</text:p>
      <text:p text:style-name="P3"/>
      <text:p text:style-name="P3"><text:tab/>!<text:tab/><text:tab/>The ASCII character <text:s/>33, indicating the end of the command sequence.</text:p>
      <text:p text:style-name="P3"/>
      <text:p text:style-name="P3">Unless otherwise specified, the engine will echo back the command with a + or - before the !, to indicate the success or failure of the command execution.</text:p>
      <text:p text:style-name="P7"/>
      <text:p text:style-name="P13">CONNECTION MANAGEMENT</text:p>
      <text:p text:style-name="P8"/>
      <text:p text:style-name="P8">PASSWORD</text:p>
      <text:p text:style-name="P3"><text:tab/><text:span text:style-name="T2">PW</text:span> &lt;password&gt;<text:span text:style-name="T2">!</text:span></text:p>
      <text:p text:style-name="P3"/>
      <text:p text:style-name="P3">Pass a password to the server for authentication.</text:p>
      <text:p text:style-name="P3"/>
      <text:p text:style-name="P4">where:</text:p>
      <text:p text:style-name="P5"><text:tab/>&lt;password&gt;<text:tab/>A password to be supplied before granting the client access.</text:p>
      <text:p text:style-name="P5"/>
      <text:p text:style-name="P5">Returns:<text:tab/>PW +! to indicate success</text:p>
      <text:p text:style-name="P5"><text:tab/>PW -! to indicate failure</text:p>
      <text:p text:style-name="P6"/>
      <text:p text:style-name="P6"/>
      <text:p text:style-name="P14"><text:span text:style-name="T4">DROP CONNECTION</text:span> </text:p>
      <text:p text:style-name="P3"><text:tab/><text:span text:style-name="T2">DC!</text:span></text:p>
      <text:p text:style-name="P3"/>
      <text:p text:style-name="P3">Drop the TCP connection and end the sess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CONFIGURATION DISCOVERY</text:p>
      <text:p text:style-name="P8"/>
      <text:p text:style-name="P8">PASSWORD</text:p>
      <text:p text:style-name="P3"><text:tab/><text:span text:style-name="T3">GC!</text:span></text:p>
      <text:p text:style-name="P3"/>
      <text:p text:style-name="P3">Request configuration.</text:p>
      <text:p text:style-name="P9"/>
      <text:p text:style-name="P9">System responds with the following set of updates:</text:p>
      <text:p text:style-name="P9"/>
      <text:p text:style-name="P10">GC S<text:span text:style-name="T5"> &lt;output-quan&gt; &lt;input-quan&gt;</text:span>!</text:p>
      <text:p text:style-name="P9"/>
      <text:p text:style-name="P10">GC<text:span text:style-name="T5"> </text:span>O<text:span text:style-name="T5"> &lt;output-num&gt; &lt;name&gt;</text:span>!</text:p>
      <text:p text:style-name="P10"><text:span text:style-name="T5"/></text:p>
      <text:p text:style-name="P10">GC<text:span text:style-name="T5"> </text:span>I<text:span text:style-name="T5"> &lt;input-num&gt; &lt;name&gt;</text:span>!</text:p>
      <text:p text:style-name="P10"/>
      <text:p text:style-name="P10">GC!</text:p>
      <text:p text:style-name="P10"/>
      <text:p text:style-name="P10"/>
      <text:p text:style-name="P13">CROSSPOINT CONTROL</text:p>
      <text:p text:style-name="P8"/>
      <text:p text:style-name="P8">ARM CROSSPOINT</text:p>
      <text:p text:style-name="P3"><text:tab/><text:span text:style-name="T3">AX</text:span><text:span text:style-name="T6"> &lt;output-num&gt; &lt;input-num&gt;</text:span><text:span text:style-name="T3">!</text:span></text:p>
      <text:p text:style-name="P3"/>
      <text:p text:style-name="P3">Request that the specified crosspoint be armed. <text:s/>If successful, the system will respond with:</text:p>
      <text:p text:style-name="P3"/>
      <text:p text:style-name="P3"><text:tab/><text:span text:style-name="T3">AX</text:span><text:span text:style-name="T6"> &lt;output-num&gt; &lt;input-num&gt;</text:span><text:span text:style-name="T3">!</text:span></text:p>
      <text:p text:style-name="P3"/>
      <text:p text:style-name="P10"/>
      <text:p text:style-name="P8">SWITCH CROSSPOINT</text:p>
      <text:p text:style-name="P3"><text:tab/><text:span text:style-name="T3">SX</text:span><text:span text:style-name="T6"> &lt;output-num&gt; &lt;input-num&gt;</text:span><text:span text:style-name="T3">!</text:span></text:p>
      <text:p text:style-name="P3"/>
      <text:p text:style-name="P3">Request that the specified crosspoint be switched. <text:s/>IT must first be armed. <text:s/>If successful, the system will respoond with:</text:p>
      <text:p text:style-name="P3"/>
      <text:p text:style-name="P3"><text:tab/><text:span text:style-name="T3">SX</text:span><text:span text:style-name="T6"> &lt;output-num&gt; &lt;input-num&gt;</text:span><text:span text:style-name="T3">!</text:span></text:p>
      <text:p text:style-name="P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initial-creator>Fred Gleason</meta:initial-creator>
    <meta:creation-date>2002-04-11T12:41:06</meta:creation-date>
    <dc:creator>Fred Gleason</dc:creator>
    <dc:date>2013-07-23T12:24:24</dc:date>
    <meta:printed-by>Fred Gleason</meta:printed-by>
    <meta:print-date>2002-08-19T16:59:29</meta:print-date>
    <meta:editing-cycles>133</meta:editing-cycles>
    <meta:editing-duration>P16DT13H36M41S</meta:editing-duration>
    <meta:document-statistic meta:table-count="0" meta:image-count="0" meta:object-count="0" meta:page-count="2" meta:paragraph-count="43" meta:word-count="251" meta:character-count="1634" meta:non-whitespace-character-count="1401"/>
    <meta:user-defined meta:name="Info 0"/>
    <meta:user-defined meta:name="Info 1"/>
    <meta:user-defined meta:name="Info 2"/>
    <meta:user-defined meta:name="Info 3"/>
  </office:meta>
</office:document-meta>
</file>